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115%" fo:text-align="justify" style:justify-single-word="false" fo:text-indent="0in" style:auto-text-indent="false" fo:break-before="auto" fo:break-after="auto" style:writing-mode="lr-tb"/>
      <style:text-properties style:font-name="Courier New" fo:font-weight="bold" style:font-name-asian="Courier New" style:font-weight-asian="bold" style:font-name-complex="Courier New" style:font-weight-complex="bold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Courier New" style:font-name-asian="Courier New" style:font-name-complex="Courier New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Courier New" style:font-name-asian="Courier New" style:font-name-complex="Courier New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7" style:family="paragraph" style:parent-style-name="Standard" style:master-page-name="Standard">
      <style:paragraph-properties fo:margin-left="0.5in" fo:margin-right="0in" fo:line-height="115%" fo:text-align="justify" style:justify-single-word="false" fo:text-indent="0in" style:auto-text-indent="false" style:page-number="auto" fo:break-before="auto" fo:break-after="auto" style:writing-mode="lr-tb"/>
    </style:style>
    <style:style style:name="P8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fo:break-before="auto" fo:break-after="auto" style:writing-mode="lr-tb"/>
    </style:style>
    <style:style style:name="P9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fo:break-before="auto" fo:break-after="auto" style:writing-mode="lr-tb"/>
      <style:text-properties fo:background-color="#ffff00"/>
    </style:style>
    <style:style style:name="P10" style:family="paragraph" style:parent-style-name="Standard" style:list-style-name="LS1">
      <style:paragraph-properties fo:margin-top="0in" fo:margin-bottom="0in" loext:contextual-spacing="false" fo:line-height="115%" fo:text-align="justify" style:justify-single-word="false" style:writing-mode="lr-tb"/>
      <style:text-properties officeooo:rsid="001e5e57" officeooo:paragraph-rsid="001e5e57"/>
    </style:style>
    <style:style style:name="T1" style:family="text">
      <style:text-properties style:font-name="Courier New"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fo:background-color="#ffff00" loext:char-shading-value="0" style:font-name-asian="Courier New" style:font-name-complex="Courier New"/>
    </style:style>
    <style:style style:name="T4" style:family="text">
      <style:text-properties fo:color="#1155cc" style:font-name="Courier New" style:text-underline-style="solid" style:text-underline-width="auto" style:text-underline-color="font-color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his is not a test, but then we’ll love to see how you do it :)</text:span></text:p>
      <text:p text:style-name="P1"/>
      <text:p text:style-name="P1"/>
      <text:p text:style-name="P3"><text:span text:style-name="T2">Duration: 2 Days</text:span></text:p>
      <text:p text:style-name="P2"><text:span text:style-name="T2">Report to: Nitesh Kadyan and Samya Bagchi | </text:span><text:a xlink:type="simple" xlink:href="mailto:nitesh@sbalabs.co" text:style-name="Internet_20_link" text:visited-style-name="Visited_20_Internet_20_Link">nitesh</text:a><text:a xlink:type="simple" xlink:href="mailto:nitesh@sbalabs.co" text:style-name="Internet_20_link" text:visited-style-name="Visited_20_Internet_20_Link">@</text:a><text:a xlink:type="simple" xlink:href="mailto:nitesh@sbalabs.co" text:style-name="Internet_20_link" text:visited-style-name="Visited_20_Internet_20_Link">sbalabs</text:a><text:a xlink:type="simple" xlink:href="mailto:nitesh@sbalabs.co" text:style-name="Internet_20_link" text:visited-style-name="Visited_20_Internet_20_Link">.</text:a><text:a xlink:type="simple" xlink:href="mailto:nitesh@sbalabs.co" text:style-name="Internet_20_link" text:visited-style-name="Visited_20_Internet_20_Link">co</text:a><text:span text:style-name="T2">, </text:span><text:a xlink:type="simple" xlink:href="mailto:samya@sbalabs.co" text:style-name="Internet_20_link" text:visited-style-name="Visited_20_Internet_20_Link">samya</text:a><text:a xlink:type="simple" xlink:href="mailto:samya@sbalabs.co" text:style-name="Internet_20_link" text:visited-style-name="Visited_20_Internet_20_Link">@</text:a><text:a xlink:type="simple" xlink:href="mailto:samya@sbalabs.co" text:style-name="Internet_20_link" text:visited-style-name="Visited_20_Internet_20_Link">sbalabs</text:a><text:a xlink:type="simple" xlink:href="mailto:samya@sbalabs.co" text:style-name="Internet_20_link" text:visited-style-name="Visited_20_Internet_20_Link">.</text:a><text:a xlink:type="simple" xlink:href="mailto:samya@sbalabs.co" text:style-name="Internet_20_link" text:visited-style-name="Visited_20_Internet_20_Link">co</text:a></text:p>
      <text:p text:style-name="P4"/>
      <text:p text:style-name="P3"><text:span text:style-name="T2">Please send all code, and how to run it on the above email.</text:span></text:p>
      <text:p text:style-name="P5"/>
      <text:list xml:id="list6833023645746105664" text:style-name="LS1">
        <text:list-item>
          <text:p text:style-name="P8"><text:span text:style-name="T2">What is the most craziest hack you have performed? Technical or non-technical.</text:span></text:p>
        </text:list-item>
      </text:list>
      <text:p text:style-name="P5"/>
      <text:list xml:id="list143159570776720" text:continue-numbering="true" text:style-name="LS1">
        <text:list-item>
          <text:p text:style-name="P9"><text:span text:style-name="T2">What would you like to build from the components you see in our lab?</text:span></text:p>
          <text:p text:style-name="P10"><text:span text:style-name="T2">Hmm… I wanna try to make an home automation system which can be controlled over Internet. Also control the appliances in accordance with sensor inputs. Like to check if a person is present there or control light according to ambient light or check the temp and control AC, stuff like that. I always wanted to try that, but I never had. Thanks to your tasks I feel confident that I would be able to create a basic system. </text:span></text:p>
        </text:list-item>
      </text:list>
      <text:p text:style-name="P5"/>
      <text:list xml:id="list143158209874056" text:continue-numbering="true" text:style-name="LS1">
        <text:list-item>
          <text:p text:style-name="P9"><text:span text:style-name="T2">Given an arduino and two potentiometers make a system that can control the [x, y] location of a window on your laptop screen.(Level: Easy)</text:span></text:p>
        </text:list-item>
      </text:list>
      <text:p text:style-name="P5"/>
      <text:list xml:id="list143159461180863" text:continue-numbering="true" text:style-name="LS1">
        <text:list-item>
          <text:p text:style-name="P8"><text:span text:style-name="T2">Make one analog and one digital system which reacts to the amount of light present in the room. Be as creative as you can be. Think in terms of all 5 senses(Level: Medium)</text:span></text:p>
        </text:list-item>
      </text:list>
      <text:p text:style-name="P5"/>
      <text:list xml:id="list143158307295850" text:continue-numbering="true" text:style-name="LS1">
        <text:list-item>
          <text:p text:style-name="P8"><text:span text:style-name="T3">Monitor the current temp and humidity in our lab using a Sparkcore and plot the data in a browser running on your laptop (over WiFi).</text:span><text:span text:style-name="T2"> </text:span></text:p>
        </text:list-item>
      </text:list>
      <text:p text:style-name="P5"/>
      <text:list xml:id="list143158757124392" text:continue-numbering="true" text:style-name="LS1">
        <text:list-item>
          <text:p text:style-name="P8"><text:span text:style-name="T2">Make a metallic plate negatively charged. Make a mobile based analog voltmeter. Measure the voltage in the plate using the mobile based voltmeter. You can use the resources available online or contact Samya.</text:span></text:p>
        </text:list-item>
      </text:list>
      <text:p text:style-name="P5"/>
      <text:list xml:id="list143158949922410" text:continue-numbering="true" text:style-name="LS1">
        <text:list-item>
          <text:p text:style-name="P8"><text:span text:style-name="T2">Design a system that can identify the touch of skin and do something creatively out of that. Contact Samya for help. Samya@sbalabs.co</text:span></text:p>
        </text:list-item>
      </text:list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/>
    <meta:initial-creator/>
    <meta:editing-cycles>2</meta:editing-cycles>
    <dc:date>2016-04-12T14:31:57.505577095</dc:date>
    <meta:editing-duration>PT3M56S</meta:editing-duration>
    <meta:document-statistic meta:table-count="0" meta:image-count="0" meta:object-count="0" meta:page-count="1" meta:paragraph-count="12" meta:word-count="290" meta:character-count="1581" meta:non-whitespace-character-count="1308"/>
  </office:meta>
</office:document-meta>
</file>